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5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fo:font-size="36pt" fo:font-weight="bold" style:font-size-asian="36pt" style:font-weight-asian="bold" style:font-size-complex="36pt" style:font-weight-complex="bold"/>
    </style:style>
    <style:style style:name="ce2" style:family="table-cell" style:parent-style-name="Default">
      <style:table-cell-properties fo:background-color="#66ccff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99ff99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ccff66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9999ff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A SCIENCE GAME 2018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Joao Marreta</text:p>
          </table:table-cell>
          <table:table-cell table:style-name="ce2"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style-name="ce3" office:value-type="string" calcext:value-type="string">
            <text:p>Felipe Ferreira</text:p>
          </table:table-cell>
          <table:table-cell table:style-name="ce3"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style-name="ce4" office:value-type="string" calcext:value-type="string">
            <text:p>Bruno Vilela</text:p>
          </table:table-cell>
          <table:table-cell table:style-name="ce4"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style-name="ce5" office:value-type="string" calcext:value-type="string">
            <text:p>Thiago Meloto</text:p>
          </table:table-cell>
          <table:table-cell table:style-name="ce5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5:01:24.497897650</meta:creation-date>
    <dc:date>2018-05-30T15:07:39.550925813</dc:date>
    <meta:editing-duration>PT6M16S</meta:editing-duration>
    <meta:editing-cycles>2</meta:editing-cycles>
    <meta:generator>LibreOffice/5.1.6.2$Linux_X86_64 LibreOffice_project/10m0$Build-2</meta:generator>
    <meta:document-statistic meta:table-count="1" meta:cell-count="5" meta:object-count="0"/>
  </office:meta>
</office:document-meta>
</file>